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6.88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5.729cm"/>
    </style:style>
    <style:style style:name="Таблица2.B" style:family="table-column">
      <style:table-column-properties style:column-width="5.611cm"/>
    </style:style>
    <style:style style:name="Таблица2.C" style:family="table-column">
      <style:table-column-properties style:column-width="5.542cm"/>
    </style:style>
    <style:style style:name="Таблица2.1" style:family="table-row">
      <style:table-row-properties style:min-row-height="3.099cm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style:font-name-complex="Times New Roman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Times New Roman" style:font-name-complex="Times New Roman1" fo:hyphenate="false" fo:hyphenation-remain-char-count="2" fo:hyphenation-push-char-count="2"/>
    </style:style>
    <style:style style:name="P3" style:family="paragraph" style:parent-style-name="List_20_Paragraph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padding-left="0cm" fo:padding-right="0cm" fo:padding-top="0cm" fo:padding-bottom="0.247cm" fo:border-left="none" fo:border-right="none" fo:border-top="none" fo:border-bottom="1.5pt solid #00000a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cm" fo:margin-bottom="0cm" loext:contextual-spacing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3a3a3a" style:font-name="Times New Roman" fo:font-size="12pt" officeooo:paragraph-rsid="001c5521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11" style:family="paragraph" style:parent-style-name="Standard">
      <style:paragraph-properties fo:margin-top="0cm" fo:margin-bottom="0cm" loext:contextual-spacing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style:font-name-complex="Times New Roman1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Times New Roman" style:font-name-complex="Times New Roman1"/>
    </style:style>
    <style:style style:name="P19" style:family="paragraph" style:parent-style-name="Standard">
      <style:paragraph-properties fo:margin-left="0cm" fo:margin-right="0cm" fo:margin-top="0cm" fo:margin-bottom="0.353cm" loext:contextual-spacing="false" fo:text-align="justify" style:justify-single-word="false" fo:text-indent="0.501cm" style:auto-text-indent="false"/>
      <style:text-properties style:font-name="Times New Roman" style:font-name-complex="Times New Roman1"/>
    </style:style>
    <style:style style:name="P20" style:family="paragraph" style:parent-styl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0cm" fo:margin-right="-0.191cm" fo:margin-top="0cm" fo:margin-bottom="0cm" loext:contextual-spacing="false" fo:text-align="end" style:justify-single-word="false" fo:text-indent="0cm" style:auto-text-indent="false"/>
      <style:text-properties style:font-name="Times New Roman" style:font-name-complex="Times New Roman1"/>
    </style:style>
    <style:style style:name="P22" style:family="paragraph" style:parent-style-name="Standard">
      <style:paragraph-properties fo:margin-left="0cm" fo:margin-right="-0.191cm" fo:line-height="115%" fo:text-indent="0cm" style:auto-text-indent="false"/>
      <style:text-properties style:font-name="Times New Roman" style:font-name-complex="Times New Roman1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6" style:family="paragraph" style:parent-style-name="Standard">
      <style:paragraph-properties fo:line-height="115%"/>
      <style:text-properties style:font-name="Times New Roman" style:font-name-complex="Times New Roman1"/>
    </style:style>
    <style:style style:name="P27" style:family="paragraph" style:parent-style-name="Standard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Standard" style:master-page-name="Standard">
      <style:paragraph-properties fo:margin-left="3.501cm" fo:margin-right="2.999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13.503cm"/>
        </style:tab-stops>
      </style:paragraph-properties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9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fo:color="#3a3a3a" style:font-name="Times New Roman" fo:font-size="40pt" style:font-name-asian="Times New Roman1" style:font-size-asian="40pt" style:language-asian="ru" style:country-asian="RU" style:font-name-complex="Times New Roman1" style:font-size-complex="40pt"/>
    </style:style>
    <style:style style:name="P30" style:family="paragraph" style:parent-style-name="Standard" style:list-style-name="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32" style:family="paragraph" style:parent-style-name="Standard" style:list-style-name="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 style:list-style-name="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 style:list-style-name="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 style:list-style-name="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7" style:family="paragraph" style:parent-style-name="Standard" style:list-style-name="WWNum3">
      <style:paragraph-properties fo:margin-left="0.116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List_20_Paragraph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0" style:family="paragraph" style:parent-style-name="List_20_Paragraph" style:list-style-name="WWNum2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1" style:family="paragraph" style:parent-style-name="Header">
      <style:paragraph-properties fo:margin-top="0cm" fo:margin-bottom="0.353cm" loext:contextual-spacing="false"/>
    </style:style>
    <style:style style:name="P42" style:family="paragraph" style:parent-style-name="Footer">
      <style:paragraph-properties fo:text-align="center" style:justify-single-word="false"/>
    </style:style>
    <style:style style:name="T1" style:family="text">
      <style:text-properties fo:color="#999999" style:font-name="Arial" fo:font-size="8pt" style:font-size-asian="8pt" style:font-size-complex="8pt"/>
    </style:style>
    <style:style style:name="T2" style:family="text">
      <style:text-properties fo:color="#999999" style:font-name="Arial" fo:font-size="8pt" officeooo:rsid="001d0785" style:font-size-asian="8pt" style:font-size-complex="8pt"/>
    </style:style>
    <style:style style:name="T3" style:family="text">
      <style:text-properties fo:color="#3a3a3a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fo:color="#3a3a3a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3a3a3a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officeooo:rsid="001bc89a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Автономное общеобразовательное учреждение муниципального образования г. Долгопрудного физико-математический лицей №5</text:p>
      <text:p text:style-name="P20">(АОУ лицей №5)</text:p>
      <text:p text:style-name="P4"/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6">УТВЕРЖДАЮ</text:p>
            <text:p text:style-name="P21">Директор школы ___________</text:p>
            <text:p text:style-name="P16">Маринина Н.П.</text:p>
            <text:p text:style-name="P16">«__________» 20__ г.</text:p>
          </table:table-cell>
        </table:table-row>
      </table:table>
      <text:p text:style-name="P6"/>
      <text:p text:style-name="P6"/>
      <text:p text:style-name="P10"/>
      <text:h text:style-name="P29" text:outline-level="1">Рабочая</text:h>
      <text:p text:style-name="P10">программа</text:p>
      <text:p text:style-name="P10">кружка по информатике 9-10-11й класс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1" text:outline-level="1"><text:span text:style-name="T4">Составитель: </text:span><text:span text:style-name="T5">Грицуляк Роман Тарасович</text:span></text:h>
      <text:h text:style-name="P32" text:outline-level="1">Педагог дополнительного образования</text:h>
      <text:p text:style-name="P11"/>
      <text:p text:style-name="P6"/>
      <text:p text:style-name="P6"/>
      <text:p text:style-name="P7">2016 год</text:p>
      <text:p text:style-name="P7"/>
      <text:h text:style-name="P34" text:outline-level="1"><text:soft-page-break/>Пояснительная записка</text:h>
      <text:p text:style-name="P24">Изучение информатики в кружке информатики в школе с физ-мат уклоном подготавливает к поступлению в профильный вуз на физико-математическую специальность, и направлено на достижение целей:</text:p>
      <text:list xml:id="list7440462143609706894" text:style-name="WWNum1">
        <text:list-item>
          <text:p text:style-name="P38">Развитие творческих способностей в решении инженерных и научных задач с применением компьютера, созидательных и аналитических способностей, развитие логического и критического мышления, раскрытие творческого потенциала, повышение мотивации к дальнейшему изучению информационных и компьютерных наук в ВУЗе и дальнейшей профессиональной деятельности.</text:p>
        </text:list-item>
        <text:list-item>
          <text:p text:style-name="P38">Формирование у учащихся навыков сотрудничества со сверстниками, детьми младшего возраста, взрослыми в научно-исследовательской, инженерной, и учебной деятельности.</text:p>
        </text:list-item>
        <text:list-item>
          <text:p text:style-name="P38">Осознанный выбор специальности в ВУЗе и будущей профессии.</text:p>
        </text:list-item>
        <text:list-item>
          <text:p text:style-name="P38">Развитие навыков самостоятельного поиска информации и критической оценки её достоверности и ценности для решения практической задачи.</text:p>
        </text:list-item>
        <text:list-item>
          <text:p text:style-name="P38">Успешное выступление на олимпиадах по информатике.</text:p>
        </text:list-item>
      </text:list>
      <text:p text:style-name="P13">В результате изучения информатики в кружке ученик должен </text:p>
      <text:p text:style-name="P13">знать/понимать:</text:p>
      <text:list xml:id="list2253925377793721804" text:style-name="WWNum2">
        <text:list-item>
          <text:p text:style-name="P40">Понятие алгоритма, данных, алгоритмической сложности, информации, единиц информации.</text:p>
        </text:list-item>
        <text:list-item>
          <text:p text:style-name="P39">Понятие языков программирования и их связи с формальными моделями языков программирования.</text:p>
        </text:list-item>
        <text:list-item>
          <text:p text:style-name="P39">Понимание роли информационных и компьютерных наук в современном мире.</text:p>
        </text:list-item>
        <text:list-item>
          <text:p text:style-name="P39">Знание и понимание базовых алгоритмов: сортировки, поиска, алгоритмов на графах, <text:s/>и структур для хранения и работы с данными и информацией.</text:p>
        </text:list-item>
        <text:list-item>
          <text:p text:style-name="P39">Представление о численных методах решения математических задач.</text:p>
        </text:list-item>
        <text:list-item>
          <text:p text:style-name="P39">Представление о методах работы с компьютерной графикой, анализа изображений, машинного обучения и искусственного интеллекта.</text:p>
        </text:list-item>
      </text:list>
      <text:p text:style-name="P13">уметь:</text:p>
      <text:list xml:id="list114354715707631" text:continue-numbering="true" text:style-name="WWNum2">
        <text:list-item>
          <text:p text:style-name="P40">Критически, количественно и качественно, оценивать различные алгоритмы и способы решения задач ( по таким параметрам, как: трудоемкость решения, алгоритмическая сложность, точность и так далее ) <text:s/>с целью выбора наилучшего для задачи.</text:p>
        </text:list-item>
        <text:list-item>
          <text:p text:style-name="P40">Использовать структуры данных и алгоритмы, имеющиеся в библиотеках языка программирования для решения задачи.</text:p>
        </text:list-item>
        <text:list-item>
          <text:p text:style-name="P40">Представлять и документировать результаты, обосновывать выбор того или иного решения.</text:p>
        </text:list-item>
        <text:list-item>
          <text:p text:style-name="P40">Самостоятельно выбирать средства обработки информации, подходящие под задачу.</text:p>
        </text:list-item>
      </text:list>
      <text:p text:style-name="P3"/>
      <text:p text:style-name="P24">использовать приобретенные знания и умения в практической деятельности и повседневной жизни для:</text:p>
      <text:list xml:id="list114353566233874" text:continue-numbering="true" text:style-name="WWNum2">
        <text:list-item>
          <text:p text:style-name="P39"><text:soft-page-break/>Математического моделирования и расчетов с использованием компьютера.</text:p>
        </text:list-item>
        <text:list-item>
          <text:p text:style-name="P39">Решения задач информационного поиска с использованием компьютера.</text:p>
        </text:list-item>
        <text:list-item>
          <text:p text:style-name="P39">Критической оценки данных.</text:p>
        </text:list-item>
        <text:list-item>
          <text:p text:style-name="P39">Извлечения информации из «сырых» (не обработанных, внутренне противоречивых и зашумленных данных).</text:p>
        </text:list-item>
        <text:list-item>
          <text:p text:style-name="P39">Эффективной коммуникации.</text:p>
        </text:list-item>
        <text:list-item>
          <text:p text:style-name="P39">Планирования и оценки задач повседневной жизни и профессиональной деятельности.</text:p>
        </text:list-item>
      </text:list>
      <text:h text:style-name="P35" text:outline-level="1">Содержание учебного курса.</text:h>
      <text:h text:style-name="P36" text:outline-level="1">В рамках курса планируется представить интересные результаты теоретических основ информатики, дискретного анализа. Предполагается сопровождать теорию примерами олимпиадных задач, в которых теория используется, для подготовки к олимпиадам.</text:h>
      <text:h text:style-name="P36" text:outline-level="1">Планировалось исходя из 140 часов в год (4 часа в неделю, 35 недель) работы в классе. Предполагается, что кроме этого, учащиеся самостоятельно выполняют часть заданий дома. </text:h>
      <text:h text:style-name="P36" text:outline-level="1">Краткая программа курса:</text:h>
      <text:h text:style-name="P36" text:outline-level="1">1. Введение в программирование и практику решения олимпиадных задач: Обзор курса, определение мотивации к изучению. Индустрия программирования, методы разработки больших программных комплексов. Введение в олимпиадное программирование. Суть олимпиадных задач, методология решения. Олимпиады. Разбор задач с олимпиады. Обзор методов решения. <text:s/>16 часов.</text:h>
      <text:p text:style-name="P24">2. Технические средства: Язык программирования С++. Основы java и python. Основы <text:s/>Javascript. Математические пакеты. Визуализация данных. Поисковые системы в интернет. Табличные процессоры и базы данных. SQL. 16 часов.</text:p>
      <text:p text:style-name="P13">3. Некоторые результаты дискретного анализа: Элементы комбинаторики. Основы теории множеств. Операции над множествами. Основы математической логики. Логика предикатов первого порядка. Алгоритмы и вычислительная сложность. Машины Тьюринга, частично рекурсивные функции, машины с произвольным доступом к памяти. Неразрешимость проблемы останова. 16 часов. </text:p>
      <text:p text:style-name="P13"/>
      <text:p text:style-name="P13">4. Строки. <text:s/>Алгоритмы на строках. Алгоритмы поиска, сортировки. Динамическое программирование. Методы решения задач динамического программирования. Метод ветвей и границ. 26 часов </text:p>
      <text:p text:style-name="P13"/>
      <text:p text:style-name="P12"><text:span text:style-name="T7">5. Графы. Бинарные отношения. Способы представления графов. Подграфы. Маршруты, цепи, циклы, связность. Компоненты связности. Эйлеровы пути и циклы. Гамильтоновы пути и циклы. Раскраска графов. Двудольные графы. Деревья. Способы представления деревьев. Сбалансированные двоичные деревья. Алгоритмы на графах. Некоторые результаты теории случайных графов</text:span><text:span text:style-name="T6">. </text:span><text:span text:style-name="T7">26 часов.</text:span></text:p>
      <text:p text:style-name="P14"/>
      <text:p text:style-name="P15"><text:soft-page-break/></text:p>
      <text:p text:style-name="P12"><text:span text:style-name="T6">6. </text:span><text:span text:style-name="T7">Основы математического моделирования и линейной алгебры. Матричные и векторные операции. Геометрическая интерпетация. Понятие градиента. Экстремум функции. Численные методы решения задач. 16 часов.</text:span></text:p>
      <text:p text:style-name="P13"/>
      <text:p text:style-name="P13">7. Элементы машинного обучения и искусственного интеллекта. Разведочный анализ данных (Data Mining). 24 часа.</text:p>
      <text:p text:style-name="P14"/>
      <text:h text:style-name="P35" text:outline-level="1">Учебно-методическое обеспечение</text:h>
      <text:p text:style-name="P23">Методика построения занятия.</text:p>
      <text:p text:style-name="P23">Типичное занятие по в кружке состоит из:</text:p>
      <text:p text:style-name="P23">1. Опроса и разбора результатов полученных самостоятельно учащимися в кружке с предыдущего занятия, установление коммуникации.</text:p>
      <text:p text:style-name="P23">2. Представления теоретических и практических результатов на тему занятия руководителем кружка или доклады учащихся на тему. Разбор решений задач на тему занятия. </text:p>
      <text:h text:style-name="P33" text:outline-level="1">3. Практического задания по программированию (построение алгоритма, кодирование, выполнение на компьютере, верификация результата).</text:h>
      <text:h text:style-name="P36" text:outline-level="1">Методические и учебные пособия</text:h>
      <text:p text:style-name="P24">1) Информатика. УМК для старшей школы [Электронный ресурс] : 10–11 классы. Углубленный уровень. Методическое пособие для учителя / Автор-составитель: М. Н. Бородин. — Эл. изд. — М. : БИНОМ. Лаборатория знаний, 2013. — 197 с. : ил. ISBN 978-5-9963-1344-0</text:p>
      <text:p text:style-name="P27">Используемая литература</text:p>
      <text:list xml:id="list8275896950360708719" text:style-name="WWNum3">
        <text:list-item>
          <text:p text:style-name="P37">Оре, Остин. Графы и их применение. Рипол Классик, 2002.</text:p>
        </text:list-item>
        <text:list-item>
          <text:p text:style-name="P37">Рассел, Стюарт, and Питер Норвиг. "Искусственный интеллект: современный подход." М.: Вильямс 1408 (2006).</text:p>
        </text:list-item>
        <text:list-item>
          <text:p text:style-name="P37">Дискретный анализ. Формальные системы и алгоритмы: Учебное пособие./ Ю. И. Журавлёв, Ю. А. Флёров,М. Н. Вялый – М: ООО Контакт Плюс, 2010. – 336 с.: ил. ISBN 978–5–86567–092–1</text:p>
        </text:list-item>
        <text:list-item>
          <text:p text:style-name="P37">Аристова, Е.Н., Завьялова, Н.А., Лобанов, А.И. Практические занятия по вычислительной математике :учебное пособие / <text:s/>Е.Н. <text:s/>Аристова, <text:s/>Н.А. <text:s/>Завьялова, <text:s/>А.И. <text:s/>Лобанов. <text:s/>Часть I. –М. : МФТИ, 2014. – 243 <text:s text:c="2"/>с. ISBN 978-5-7417-0541</text:p>
        </text:list-item>
        <text:list-item>
          <text:p text:style-name="P37"><text:soft-page-break/>Райгородский, А. М. "Модели случайных графов и их применения." ТРУДЫ МФТИ 2.4 (2010): 130.</text:p>
        </text:list-item>
        <text:list-item>
          <text:p text:style-name="P37">Зайцев, Михаил Григорьевич, <text:s/>С. Е. Варюхин. Методы оптимизации управления и принятия решений. Примеры, задачи, кейсы. М.: Дело, 2008.</text:p>
        </text:list-item>
        <text:list-item>
          <text:p text:style-name="P37">Смит, Билл. Методы и алгоритмы вычислений на строках. Издательский дом Вильямс, 2006.</text:p>
        </text:list-item>
        <text:list-item>
          <text:p text:style-name="P37">Кармен, Т. Х., et al. "Алгоритмы: построение и анализ.–2-е изд." М.: ИД «Вильямс (2007).</text:p>
        </text:list-item>
        <text:list-item>
          <text:p text:style-name="P37">Ахо, Альфред В., Джон Э. Хопкрофт, and Джеффри Д. Ульман. Структуры данных и алгоритмы. Издательский дом Вильямс, 2000.</text:p>
        </text:list-item>
        <text:list-item>
          <text:p text:style-name="P37">Страуструп, Бьярне. Программирование. Принципы и практика использования C++. Litres, 2015.</text:p>
        </text:list-item>
        <text:list-item>
          <text:p text:style-name="P37">Уэсли Дж. Чан "Python: создание приложений" Вильямс, 2015 , 3-е издание, 816 стр</text:p>
        </text:list-item>
        <text:list-item>
          <text:p text:style-name="P37">Флэнаган, Дэвид. "JavaScript. Подробное руководство, 6-е издание." СПб: Символ-Плюс (2012).</text:p>
        </text:list-item>
        <text:list-item>
          <text:p text:style-name="P37">Шилдт, Герберт. "Java полное руководство." М.: Вильямс (2012).</text:p>
        </text:list-item>
        <text:list-item>
          <text:p text:style-name="P37">Смит, Конни, and Л. Уильямс. Эффективные решения: практическое руководство по созданию гибкого и масштабируемого программного обеспечения. М. и др.: Вильямс, 2003.</text:p>
        </text:list-item>
        <text:list-item>
          <text:p text:style-name="P37">Шаша, Д., and Ф. Бонне. "Оптимизация баз данных: принципы, практика, решение проблем." Москва: КУДИЦ-ОБРАЗ (2004).</text:p>
        </text:list-item>
        <text:list-item>
          <text:p text:style-name="P37">Mirkin, Boris. Clustering: a data recovery approach. CRC Press, 2012.</text:p>
        </text:list-item>
      </text:list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><text:soft-page-break/></text:h>
      <text:h text:style-name="P30" text:outline-level="1"/>
      <text:h text:style-name="P30" text:outline-level="1">Календарно- тематическое планирование</text:h>
      <text:h text:style-name="P30" text:outline-level="1"/>
      <text:p text:style-name="P8">1 Четверть.</text:p>
      <text:p text:style-name="P8"/>
      <text:p text:style-name="P8"/>
      <text:p text:style-name="P8"><draw:frame draw:style-name="fr1" draw:name="Объект4" text:anchor-type="paragraph" svg:width="16.027cm" svg:height="6.6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>2 Четверть</text:p>
      <text:p text:style-name="P8"/>
      <text:p text:style-name="P8"><draw:frame draw:style-name="fr2" draw:name="Объект2" text:anchor-type="paragraph" svg:width="15.697cm" svg:height="8.58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Объект1" text:anchor-type="paragraph" svg:x="-0.139cm" svg:y="0.702cm" svg:width="16.842cm" svg:height="9.003cm" draw:z-index="1"><draw:object xlink:href="./Object 1" xlink:type="simple" xlink:show="embed" xlink:actuate="onLoad"/><draw:image xlink:href="./ObjectReplacements/Object 1" xlink:type="simple" xlink:show="embed" xlink:actuate="onLoad"/></draw:frame>3 Четверть</text:p>
      <text:p text:style-name="P8"/>
      <text:p text:style-name="P9"><text:span text:style-name="T8">4 </text:span><text:span text:style-name="T3">Четверть</text:span></text:p>
      <text:p text:style-name="P8"><draw:frame draw:style-name="fr3" draw:name="Объект3" text:anchor-type="paragraph" svg:x="-0.139cm" svg:y="0.146cm" svg:width="17.043cm" svg:height="6.77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5">СОГЛАСОВАНО</text:p>
            <text:p text:style-name="P25">Протокол заседания ШМО учителей ………..</text:p>
            <text:p text:style-name="P25"><text:s/>от __________ № __</text:p>
            <text:p text:style-name="P1"/>
          </table:table-cell>
          <table:table-cell table:style-name="Таблица2.A1" office:value-type="string">
            <text:p text:style-name="P18"/>
            <text:p text:style-name="P18"/>
            <text:p text:style-name="P18"/>
            <text:p text:style-name="P19"/>
          </table:table-cell>
          <table:table-cell table:style-name="Таблица2.A1" office:value-type="string">
            <text:p text:style-name="P26">СОГЛАСОВАНО</text:p>
            <text:p text:style-name="P22">Зам. директора по УВР ___________ …………….</text:p>
            <text:p text:style-name="P2">«__________» 2016 г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Схема_20_документа1" style:display-name="Схема документа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 style:parent-style-name="Основной_20_шрифт_20_абзаца1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zh" style:country-asian="CN" style:font-name-complex="Calibri1" style:font-family-complex="Calibri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Схема_20_документа_20_Знак1" style:display-name="Схема документа Знак1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color="#555555" fo:font-size="7.5pt" style:font-size-asian="7.5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3" style:display-name="ListLabel 43" style:family="text">
      <style:text-properties style:font-name-complex="Symbol2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2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3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4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8pt" style:font-size-asian="8pt" style:font-size-complex="8pt"/>
    </style:style>
    <style:style style:name="MT2" style:family="text">
      <style:text-properties fo:color="#999999" style:font-name="Arial" fo:font-size="8pt" officeooo:rsid="001d078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824cm" fo:margin-left="0cm" fo:margin-right="0cm" fo:margin-bottom="0.723cm" style:dynamic-spacing="true"/>
      </style:header-style>
      <style:footer-style>
        <style:header-footer-properties fo:min-he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Рабочая программа кружка по информатике 9-10-11й класс. Р. <text:s/>Грицуляк. Версия <text:s/></text:span><text:span text:style-name="MT1"><text:date style:data-style-name="N10120" text:date-value="2016-09-21T11:43:53.017062256">21.09.16</text:date></text:span><text:span text:style-name="MT1">-</text:span><text:span text:style-name="MT2">2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6:29:00</meta:creation-date>
    <meta:initial-creator>Владелец</meta:initial-creator>
    <dc:language>ru-RU</dc:language>
    <meta:print-date>2016-08-30T06:06:00</meta:print-date>
    <dc:date>2016-09-21T11:43:52.746863000</dc:date>
    <meta:editing-cycles>21</meta:editing-cycles>
    <dc:title>ВОСТОЧНОЕ ОКРУЖНОЕ УПРАВЛЕНИЕ ОБРАЗОВАНИЯ</dc:title>
    <meta:editing-duration>PT1H53M28S</meta:editing-duration>
    <meta:generator>LibreOffice/4.3.0.4$MacOSX_x86 LibreOffice_project/62ad5818884a2fc2e5780dd45466868d41009ec0</meta:generator>
    <meta:document-statistic meta:table-count="2" meta:image-count="0" meta:object-count="4" meta:page-count="7" meta:paragraph-count="88" meta:word-count="1041" meta:character-count="8071" meta:non-whitespace-character-count="71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5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3 четверть.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2. Технические средства — обзор Python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3" calcext:value-type="date">
            <text:p>13.01.1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2. Технические средства — обзор javascrip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18" calcext:value-type="date">
            <text:p>18.01.17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2. Технические средства — обзор математические пакеты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0" calcext:value-type="date">
            <text:p>20.01.17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6. Матричные и векторные операци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5" calcext:value-type="date">
            <text:p>25.01.17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6. Основы линейной алгебры. Геометрия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1-27" calcext:value-type="date">
            <text:p>27.01.17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6. Основы линейной алгебры. Преобразования пространств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1" calcext:value-type="date">
            <text:p>01.02.17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6. Матричная и векторная алгебра в компьютерной график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03" calcext:value-type="date">
            <text:p>03.02.1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5. Графы. Маршруты, цепи, циклы, связность. Компоненты связнос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08" calcext:value-type="date">
            <text:p>08.02.1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5. Графы. Эйлеровы пути и циклы. Гамильтоновы пути и циклы. Раскраска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 office:value-type="date" office:date-value="2017-02-10" calcext:value-type="date">
            <text:p>10.02.17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5. Графы. Двудольные графы. Деревья. Способы представления деревьев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5" calcext:value-type="date">
            <text:p>15.02.1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5. Графы. Сбалансированые двоичные деревья. Алгоритмы на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17" calcext:value-type="date">
            <text:p>17.02.17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5. Графы. Классификация алгоритмов на графах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2-22" calcext:value-type="date">
            <text:p>22.02.17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5. Графы. Задача коммивояжера. Алгоритм ближайшего сосед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1" calcext:value-type="date">
            <text:p>01.03.1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5. Графы. Алгоритм Косарайю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03" calcext:value-type="date">
            <text:p>03.03.17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5. Графы. Алгоритм проталкивания предпотока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0" calcext:value-type="date">
            <text:p>10.03.17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5. Графы. Некоторые алгоритмы на случайных графах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5" calcext:value-type="date">
            <text:p>15.03.17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office:value-type="string" calcext:value-type="string">
            <text:p>4. Строки. 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17" calcext:value-type="date">
            <text:p>17.03.1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office:value-type="string" calcext:value-type="string">
            <text:p>1. олимпиада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2" calcext:value-type="date">
            <text:p>22.03.17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office:value-type="string" calcext:value-type="string">
            <text:p>2. Технические средства. Визуал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3" office:value-type="date" office:date-value="2017-03-24" calcext:value-type="date">
            <text:p>24.03.1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6:34.0562159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able-cell-properties fo:wrap-option="wrap" fo:border="0.74pt solid #000000"/>
      <style:text-properties style:text-position=""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5" style:family="table-cell" style:parent-style-name="Default" style:data-style-name="N37">
      <style:table-cell-properties fo:border="0.74pt solid #000000"/>
      <style:text-properties style:text-position="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9" style:family="table-cell" style:parent-style-name="Default">
      <style:table-cell-properties fo:wrap-option="wrap" fo:border="0.74pt solid #000000"/>
      <style:text-properties style:font-name="Liberation Sans" fo:font-size="10pt" style:font-name-asian="Times New Roman" style:font-size-asian="10pt" style:language-asian="ar" style:country-asian="SA" style:font-name-complex="DejaVu Sans" style:font-size-complex="10pt" style:language-complex="en" style:country-complex="US"/>
    </style:style>
    <style:style style:name="ce10" style:family="table-cell" style:parent-style-name="Default" style:data-style-name="N37">
      <style:table-cell-properties fo:border="0.74pt solid #000000"/>
    </style:style>
    <style:style style:name="T1" style:family="text">
      <style:text-properties fo:language="none" fo:country="none" style:letter-kerning="true" style:font-name-asian="Times New Roman" style:font-size-asian="12pt" style:language-asian="none" style:country-asian="none"/>
    </style:style>
    <style:style style:name="T2" style:family="text">
      <style:text-properties style:letter-kerning="true" fo:country="none" style:country-asian="none" style:font-name-asian="Times New Roman" style:font-size-asian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row table:style-name="ro1" table:number-rows-repeated="16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номер </text:p>
          </table:table-cell>
          <table:table-cell table:style-name="ce7"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6" office:value-type="string" calcext:value-type="string">
            <text:p>~дата</text:p>
          </table:table-cell>
        </table:table-row>
        <table:table-row table:style-name="ro1">
          <table:table-cell/>
          <table:table-cell table:style-name="ce7" office:value-type="string" calcext:value-type="string">
            <text:p>2 четверть.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1.Гибкая разработка ПО. Используемые средств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09" calcext:value-type="date">
            <text:p>09.11.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4. Динамическое программирование. Перекрывающиеся вспомогательные задач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1" calcext:value-type="date">
            <text:p>11.11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4. Быстрая сортировка, сортировка слиянием, карманная сортиров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6" calcext:value-type="date">
            <text:p>16.11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4. Деревья для строковых последовательностей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18" calcext:value-type="date">
            <text:p>18.11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4. Строки. Сортировка за линейное врем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25" calcext:value-type="date">
            <text:p>25.1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. Алгоритмы вычисления расстояния между строками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1-30" calcext:value-type="date">
            <text:p>30.11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4. Алгоритм Ахо-Корасик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2" calcext:value-type="date">
            <text:p>02.12.1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<text:span text:style-name="T2">3. Машины Тьюринга, частично рекурсивные функции, машины с произвольным доступом к памяти.</text:span>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07" calcext:value-type="date">
            <text:p>07.12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3. неразрешимость проблемы останова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09" calcext:value-type="date">
            <text:p>09.12.16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table:style-name="ce7" office:value-type="string" calcext:value-type="string">
            <text:p>1. Олимпиада 1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1" calcext:value-type="date">
            <text:p>11.12.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5. Графы. Способы представления.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4" calcext:value-type="date">
            <text:p>14.12.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6. Основы линейной алгебры. Матрицы и вектор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16" calcext:value-type="date">
            <text:p>16.12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5. Графы. Подграфы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1" calcext:value-type="date">
            <text:p>21.12.16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table:style-name="ce7" office:value-type="string" calcext:value-type="string">
            <text:p>1. Олимпиада 2 ту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~22.12.2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2. Технические средства — Табличные процессоры 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23" calcext:value-type="date">
            <text:p>23.12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. Технические средства — Базы данных и 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12-28" calcext:value-type="date">
            <text:p>28.12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4. Строки. Регулярные выраж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2-30" calcext:value-type="date">
            <text:p>30.12.1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3:20.4048117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3.3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wrap-option="wrap"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6">
          <table:table-cell table:number-columns-repeated="5"/>
        </table:table-row>
        <table:table-row table:style-name="ro1">
          <table:table-cell table:style-name="ce1" office:value-type="string" calcext:value-type="string">
            <text:p>номер </text:p>
          </table:table-cell>
          <table:table-cell table:style-name="ce2" office:value-type="string" calcext:value-type="string">
            <text:p>Номер темы. Название подтемы.</text:p>
          </table:table-cell>
          <table:table-cell table:style-name="ce1" office:value-type="string" calcext:value-type="string">
            <text:p>часов</text:p>
          </table:table-cell>
          <table:table-cell table:style-name="ce1" office:value-type="string" calcext:value-type="string">
            <text:p>факт</text:p>
          </table:table-cell>
          <table:table-cell table:style-name="ce1" office:value-type="string" calcext:value-type="string">
            <text:p>~дата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4 четверть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4" office:value-type="date" office:date-value="2017-04-05" calcext:value-type="date">
            <text:p>05.04.17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office:value-type="string" calcext:value-type="string">
            <text:p>6. Градиент. Экстремум функци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07" calcext:value-type="date">
            <text:p>07.04.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office:value-type="string" calcext:value-type="string">
            <text:p>6. Численные методы решения задач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2" calcext:value-type="date">
            <text:p>12.04.1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office:value-type="string" calcext:value-type="string">
            <text:p>7. Искусственный интеллект. Введение. История. Методы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4-14" calcext:value-type="date">
            <text:p>14.04.17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office:value-type="string" calcext:value-type="string">
            <text:p>7. Машинное обучение. Классификация метод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19" calcext:value-type="date">
            <text:p>19.04.17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office:value-type="string" calcext:value-type="string">
            <text:p>7. Машинное обучение. Кластеризац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1" calcext:value-type="date">
            <text:p>21.04.17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office:value-type="string" calcext:value-type="string">
            <text:p>7. Машинное обучение. Линейн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6" calcext:value-type="date">
            <text:p>26.04.17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office:value-type="string" calcext:value-type="string">
            <text:p>7. Машинное обучение. Логистическая регрессия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4-28" calcext:value-type="date">
            <text:p>28.04.17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office:value-type="string" calcext:value-type="string">
            <text:p>7. Машинное обучение. Уменьшение размерности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3" calcext:value-type="date">
            <text:p>03.05.17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7. Машинное обучение. Машины поддерживающих векторов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05" calcext:value-type="date">
            <text:p>05.05.17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office:value-type="string" calcext:value-type="string">
            <text:p>7. Машинное обучение. Переобучение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0" calcext:value-type="date">
            <text:p>10.05.17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office:value-type="string" calcext:value-type="string">
            <text:p>7. Машинное обучение. Нейросети.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4" office:value-type="date" office:date-value="2017-05-12" calcext:value-type="date">
            <text:p>12.05.17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office:value-type="string" calcext:value-type="string">
            <text:p>7. Машинное обучение. Случайные леса и деревья решений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7" calcext:value-type="date">
            <text:p>17.05.17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7. Машинное обучение. Рекомендательные системы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4" office:value-type="date" office:date-value="2017-05-19" calcext:value-type="date">
            <text:p>19.05.1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1:40:38.750415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33.26mm"/>
    </style:style>
    <style:style style:name="co3" style:family="table-column">
      <style:table-column-properties fo:break-before="auto" style:column-width="11.43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8.08mm" fo:break-before="auto" style:use-optimal-row-height="false"/>
    </style:style>
    <style:style style:name="ro5" style:family="table-row">
      <style:table-row-properties style:row-height="5.59mm" fo:break-before="auto" style:use-optimal-row-height="false"/>
    </style:style>
    <style:style style:name="ro6" style:family="table-row">
      <style:table-row-properties style:row-height="4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wrap-option="wrap" fo:border="0.74pt solid #000000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fo:border="0.74pt solid #000000"/>
      <style:text-properties style:text-position="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row table:style-name="ro1">
          <table:table-cell office:value-type="string" calcext:value-type="string">
            <text:p>номер </text:p>
          </table:table-cell>
          <table:table-cell office:value-type="string" calcext:value-type="string">
            <text:p>Номер темы. Название подтемы.</text:p>
          </table:table-cell>
          <table:table-cell office:value-type="string" calcext:value-type="string">
            <text:p>часов</text:p>
          </table:table-cell>
          <table:table-cell office:value-type="string" calcext:value-type="string">
            <text:p>факт</text:p>
          </table:table-cell>
          <table:table-cell table:style-name="ce4" office:value-type="string" calcext:value-type="string">
            <text:p>~дата</text:p>
          </table:table-cell>
        </table:table-row>
        <table:table-row table:style-name="ro1">
          <table:table-cell/>
          <table:table-cell office:value-type="string" calcext:value-type="string">
            <text:p>1 четверть.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Введение, мотивация к изучению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14" calcext:value-type="date">
            <text:p>14.09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Введение, решение олимпиадной задачи — методология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16" calcext:value-type="date">
            <text:p>16.09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 Технические средства — обзор с++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21" calcext:value-type="date">
            <text:p>21.09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 Элементы комбинаторики. Задачи на комбинаторику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5-09-23" calcext:value-type="date">
            <text:p>23.09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 Основы теории множеств. Задачи на анализ множест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28" calcext:value-type="date">
            <text:p>28.09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 Основы математической логики. Логика предикатов.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6-09-30" calcext:value-type="date">
            <text:p>30.09.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. Вычислительная сложность базовых алгоритмов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09-05" calcext:value-type="date">
            <text:p>05.09.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. Динамическое программирование. Область применения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07" calcext:value-type="date">
            <text:p>07.10.1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4. Динамическое программирование. Алгоритм рюкзака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2" calcext:value-type="date">
            <text:p>12.10.1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. Метод ветвей и границ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4" calcext:value-type="date">
            <text:p>14.1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 Классификация алгоритмов на строках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19" calcext:value-type="date">
            <text:p>19.10.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 Алгоритм Кнута — Морриса — Пратт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1" calcext:value-type="date">
            <text:p>21.10.16</text:p>
          </table:table-cell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1. Школьная Олимпиада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6" calcext:value-type="date">
            <text:p>26.10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. Технические средства — обзор java.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6-10-28" calcext:value-type="date">
            <text:p>28.10.16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05:18:35.5792709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